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A70A10C9.png" manifest:media-type="image/png"/>
  <manifest:file-entry manifest:full-path="Pictures/10000000000005A0000003842C1D5069.png" manifest:media-type="image/png"/>
  <manifest:file-entry manifest:full-path="Pictures/10000000000005A000000384CEABF3A9.png" manifest:media-type="image/png"/>
  <manifest:file-entry manifest:full-path="Pictures/10000000000005A0000003842C20E112.png" manifest:media-type="image/png"/>
  <manifest:file-entry manifest:full-path="Pictures/10000000000005A0000003840DA726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624cm" draw:z-index="0"><draw:image xlink:href="Pictures/10000000000005A0000003840DA7266C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width="17cm" svg:height="10.624cm" draw:z-index="1"><draw:image xlink:href="Pictures/10000000000005A000000384CEABF3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17cm" svg:height="10.624cm" draw:z-index="2"><draw:image xlink:href="Pictures/10000000000005A0000003842C1D5069.png" xlink:type="simple" xlink:show="embed" xlink:actuate="onLoad"/></draw:frame></text:p>
      <text:p text:style-name="Standard"/>
      <text:p text:style-name="Standard"><draw:frame draw:style-name="fr1" draw:name="Image4" text:anchor-type="paragraph" svg:width="17cm" svg:height="10.624cm" draw:z-index="3"><draw:image xlink:href="Pictures/10000000000005A0000003842C20E112.png" xlink:type="simple" xlink:show="embed" xlink:actuate="onLoad"/></draw:frame><text:soft-page-break/></text:p>
      <text:p text:style-name="Standard"><draw:frame draw:style-name="fr1" draw:name="Image5" text:anchor-type="paragraph" svg:width="17cm" svg:height="10.624cm" draw:z-index="4"><draw:image xlink:href="Pictures/10000000000005A000000384A70A10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38:26.189118910</meta:creation-date>
    <dc:date>2018-10-23T18:45:15.817054042</dc:date>
    <meta:editing-duration>PT1M9S</meta:editing-duration>
    <meta:editing-cycles>3</meta:editing-cycles>
    <meta:generator>LibreOffice/4.2.8.2$Linux_X86_64 LibreOffice_project/420m0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